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opacity="67%" draw:textarea-horizontal-align="justify" draw:textarea-vertical-align="middle" draw:auto-grow-height="false" fo:min-height="1.164cm" fo:min-width="0.914cm" loext:decorative="false"/>
      <style:paragraph-properties style:writing-mode="lr-tb"/>
    </style:style>
    <style:style style:name="gr2" style:family="graphic" style:parent-style-name="standard">
      <style:graphic-properties draw:fill-color="#ffe994" draw:opacity="99%" draw:textarea-horizontal-align="justify" draw:textarea-vertical-align="middle" draw:auto-grow-height="false" fo:min-height="1.164cm" fo:min-width="0.914cm" loext:decorative="false"/>
      <style:paragraph-properties style:writing-mode="lr-tb"/>
    </style:style>
    <style:style style:name="gr3" style:family="graphic" style:parent-style-name="standard">
      <style:graphic-properties draw:fill-color="#729fcf" draw:opacity="68%" draw:textarea-horizontal-align="justify" draw:textarea-vertical-align="middle" draw:auto-grow-height="false" fo:min-height="1.164cm" fo:min-width="0.914cm" loext:decorative="false"/>
      <style:paragraph-properties style:writing-mode="lr-tb"/>
    </style:style>
    <style:style style:name="gr4" style:family="graphic" style:parent-style-name="standard">
      <style:graphic-properties draw:fill-color="#ffb66c" draw:opacity="100%" draw:textarea-horizontal-align="justify" draw:textarea-vertical-align="middle" draw:auto-grow-height="false" fo:min-height="1.164cm" fo:min-width="0.914cm" loext:decorative="false"/>
      <style:paragraph-properties style:writing-mode="lr-tb"/>
    </style:style>
    <style:style style:name="gr5" style:family="graphic" style:parent-style-name="standard">
      <style:graphic-properties draw:fill-color="#55308d" draw:opacity="57%" draw:textarea-horizontal-align="justify" draw:textarea-vertical-align="middle" draw:auto-grow-height="false" fo:min-height="1.164cm" fo:min-width="0.914cm" loext:decorative="false"/>
      <style:paragraph-properties style:writing-mode="lr-tb"/>
    </style:style>
    <style:style style:name="gr6" style:family="graphic" style:parent-style-name="standard">
      <style:graphic-properties draw:fill-color="#ff4000" draw:opacity="52%" draw:textarea-horizontal-align="justify" draw:textarea-vertical-align="middle" draw:auto-grow-height="false" fo:min-height="1.164cm" fo:min-width="0.914cm" loext:decorative="false"/>
      <style:paragraph-properties style:writing-mode="lr-tb"/>
    </style:style>
    <style:style style:name="P1" style:family="paragraph">
      <style:paragraph-properties fo:text-align="center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-color="#00a933" draw:opacity="67%"/>
      <style:paragraph-properties fo:text-align="center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4" style:family="paragraph">
      <loext:graphic-properties draw:fill-color="#ffe994" draw:opacity="99%"/>
      <style:paragraph-properties fo:text-align="center"/>
      <style:text-properties fo:color="#000000" loext:opacity="100%" fo:font-weight="bold" style:font-weight-asian="bold" style:font-weight-complex="bold"/>
    </style:style>
    <style:style style:name="P5" style:family="paragraph">
      <loext:graphic-properties draw:fill-color="#00a933" draw:opacity="67%"/>
      <style:paragraph-properties fo:text-align="center"/>
      <style:text-properties fo:color="#000000" loext:opacity="100%" fo:font-weight="bold" style:font-weight-asian="bold" style:font-weight-complex="bold"/>
    </style:style>
    <style:style style:name="P6" style:family="paragraph">
      <loext:graphic-properties draw:fill-color="#ffe994" draw:opacity="99%"/>
      <style:paragraph-properties fo:text-align="center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729fcf" draw:opacity="68%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-color="#ffb66c" draw:opacity="100%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-color="#729fcf" draw:opacity="68%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-color="#55308d" draw:opacity="57%"/>
      <style:paragraph-properties fo:text-align="center"/>
      <style:text-properties fo:color="#000000" loext:opacity="100%" fo:font-weight="bold" style:font-weight-asian="bold" style:font-weight-complex="bold"/>
    </style:style>
    <style:style style:name="P13" style:family="paragraph">
      <loext:graphic-properties draw:fill-color="#ff4000" draw:opacity="52%"/>
      <style:paragraph-properties fo:text-align="center"/>
      <style:text-properties fo:color="#000000" loext:opacity="100%" fo:font-weight="bold" style:font-weight-asian="bold" style:font-weight-complex="bold"/>
    </style:style>
    <style:style style:name="P14" style:family="paragraph">
      <style:paragraph-properties fo:text-align="center"/>
      <style:text-properties fo:color="#000000" loext:opacity="100%" fo:font-size="17pt" fo:font-weight="bold" style:font-size-asian="17pt" style:font-weight-asian="bold" style:font-size-complex="17pt" style:font-weight-complex="bold"/>
    </style:style>
    <style:style style:name="P15" style:family="paragraph">
      <loext:graphic-properties draw:fill-color="#ffe994" draw:opacity="99%"/>
      <style:paragraph-properties fo:text-align="center"/>
      <style:text-properties fo:color="#000000" loext:opacity="100%" fo:font-size="17pt" fo:font-weight="bold" style:font-size-asian="17pt" style:font-weight-asian="bold" style:font-size-complex="17pt" style:font-weight-complex="bold"/>
    </style:style>
    <style:style style:name="P16" style:family="paragraph">
      <loext:graphic-properties draw:fill-color="#00a933" draw:opacity="67%"/>
      <style:paragraph-properties fo:text-align="center"/>
      <style:text-properties fo:color="#000000" loext:opacity="100%" fo:font-size="17pt" fo:font-weight="bold" style:font-size-asian="17pt" style:font-weight-asian="bold" style:font-size-complex="17pt" style:font-weight-complex="bold"/>
    </style:style>
    <style:style style:name="T1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0000" loext:opacity="100%" fo:font-size="17pt" fo:font-weight="bold" style:font-size-asian="17pt" style:font-weight-asian="bold" style:font-size-complex="1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2cm" svg:height="2cm" svg:x="3.5cm" svg:y="2.25cm">
          <text:p text:style-name="P1"><text:span text:style-name="T1">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cm" svg:height="2cm" svg:x="6.25cm" svg:y="2.25cm">
          <text:p text:style-name="P3"><text:span text:style-name="T2">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8.95cm" svg:y="2.251cm">
          <text:p text:style-name="P1"><text:span text:style-name="T1">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2cm" svg:height="2cm" svg:x="11.65cm" svg:y="2.25cm">
          <text:p text:style-name="P3"><text:span text:style-name="T2">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2cm" svg:height="2cm" svg:x="14.35cm" svg:y="2.25cm">
          <text:p text:style-name="P1"><text:span text:style-name="T1">B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cm" svg:height="2cm" svg:x="3.501cm" svg:y="4.751cm">
          <text:p text:style-name="P3"><text:span text:style-name="T2">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2cm" svg:height="2cm" svg:x="6.251cm" svg:y="4.751cm">
          <text:p text:style-name="P7"><text:span text:style-name="T3">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2cm" svg:height="2cm" svg:x="8.951cm" svg:y="4.752cm">
          <text:p text:style-name="P9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2cm" svg:height="2cm" svg:x="11.651cm" svg:y="4.751cm">
          <text:p text:style-name="P1"><text:span text:style-name="T1">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2cm" svg:height="2cm" svg:x="14.351cm" svg:y="4.751cm">
          <text:p text:style-name="P9"><text:span text:style-name="T4">M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2cm" svg:height="2cm" svg:x="3.502cm" svg:y="7.252cm">
          <text:p text:style-name="P9"><text:span text:style-name="T4">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2cm" svg:height="2cm" svg:x="6.252cm" svg:y="7.252cm">
          <text:p text:style-name="P9"><text:span text:style-name="T4">M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2cm" svg:height="2cm" svg:x="8.952cm" svg:y="7.253cm">
          <text:p text:style-name="P3"><text:span text:style-name="T2">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draw:layer="layout" svg:width="2cm" svg:height="2cm" svg:x="11.652cm" svg:y="7.252cm">
          <text:p text:style-name="P3"><text:span text:style-name="T2">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cm" svg:height="2cm" svg:x="14.352cm" svg:y="7.252cm">
          <text:p text:style-name="P3"><text:span text:style-name="T2">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cm" svg:height="2cm" svg:x="16.899cm" svg:y="2.25cm">
          <text:p text:style-name="P3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2cm" svg:height="2cm" svg:x="19.649cm" svg:y="2.25cm">
          <text:p text:style-name="P3"><text:span text:style-name="T2">P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2cm" svg:height="2cm" svg:x="22.349cm" svg:y="2.251cm">
          <text:p text:style-name="P7"><text:span text:style-name="T3">R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2cm" svg:height="2cm" svg:x="3.5cm" svg:y="9.5cm">
          <text:p text:style-name="P14"><text:span text:style-name="T5">R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6" draw:layer="layout" svg:width="2cm" svg:height="2cm" svg:x="6.2cm" svg:y="9.5cm">
          <text:p text:style-name="P14"><text:span text:style-name="T5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6" draw:layer="layout" svg:width="2cm" svg:height="2cm" svg:x="16.9cm" svg:y="4.851cm">
          <text:p text:style-name="P14"><text:span text:style-name="T5">R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2cm" svg:height="2cm" svg:x="19.65cm" svg:y="4.851cm">
          <text:p text:style-name="P3"><text:span text:style-name="T2">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2cm" svg:height="2cm" svg:x="22.35cm" svg:y="4.852cm">
          <text:p text:style-name="P3"><text:span text:style-name="T2">S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cm" svg:height="2cm" svg:x="16.999cm" svg:y="7.25cm">
          <text:p text:style-name="P3"><text:span text:style-name="T2">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2cm" svg:height="2cm" svg:x="19.699cm" svg:y="7.25cm">
          <text:p text:style-name="P7"><text:span text:style-name="T3">S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2cm" svg:height="2cm" svg:x="22.35cm" svg:y="7.15cm">
          <text:p text:style-name="P3"><text:span text:style-name="T2">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7T12:18:41.499000000</meta:creation-date>
    <dc:date>2025-01-07T13:04:53.196000000</dc:date>
    <meta:editing-duration>PT25M36S</meta:editing-duration>
    <meta:editing-cycles>1</meta:editing-cycles>
    <meta:document-statistic meta:object-count="26"/>
    <meta:generator>LibreOffice/24.8.3.2$Windows_X86_64 LibreOffice_project/48a6bac9e7e268aeb4c3483fcf825c94556d9f92</meta:generator>
  </office:meta>
</office:document-meta>
</file>